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officeooo:paragraph-rsid="000e59d6"/>
    </style:style>
    <style:style style:name="P2" style:family="paragraph" style:parent-style-name="Table_20_Contents">
      <style:paragraph-properties fo:margin-top="0cm" fo:margin-bottom="0.499cm" loext:contextual-spacing="false"/>
    </style:style>
    <style:style style:name="P3"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e59d6"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list-style-name="L3">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692ada00-7fff-1165-fbfd-90ca2939aa04"/>1. Calculate pricing for a client who wants migration there existing workload to AWS Mumbai Region, the existing setup includes:</text:p>
      <text:p text:style-name="P4">Load Balancer</text:p>
      <text:p text:style-name="P4">Web Server (Qty:4, CPU:2, RAM: 8GB, Storage: 20 GB )</text:p>
      <text:p text:style-name="P4">App Server (Qty:4, CPU:2, RAM: 8GB, Storage: 20 GB)</text:p>
      <text:p text:style-name="P4">Database Server (Qty: 1 Master and 1 Replica, CPU:2, RAM: 16GB. Storage: 50 GB)</text:p>
      <text:p text:style-name="P4">Monthly Data Transfer Out: 100 GB</text:p>
      <text:p text:style-name="Standard"/>
      <text:p text:style-name="Standard"/>
      <text:p text:style-name="Standard"/>
      <text:p text:style-name="Standard"><text:a xlink:type="simple" xlink:href="https://calculator.s3.amazonaws.com/index.html#r=BOM&amp;key=calc-EC966756-EBE1-422B-836F-FCB88AFE5BAA" text:style-name="Internet_20_link" text:visited-style-name="Visited_20_Internet_20_Link">https://calculator.s3.amazonaws.com/index.html#r=BOM&amp;key=calc-EC966756-EBE1-422B-836F-FCB88AFE5BAA</text:a></text:p>
      <text:p text:style-name="Standard"/>
      <text:p text:style-name="Standard"/>
      <text:p text:style-name="P4"><text:bookmark text:name="docs-internal-guid-5d236b85-7fff-ac7d-a6a9-ed3762b39d93"/>2. Calculate pricing for a client who wants migration the QA workload to AWS Mumbai Region, the existing setup includes:</text:p>
      <text:p text:style-name="P4">Load Balancer</text:p>
      <text:p text:style-name="P4">Web Server (Qty:10, CPU:2, RAM: 8GB, Storage: 20 GB )</text:p>
      <text:p text:style-name="P4">Database Server (Qty: 10 Master, CPU:2, RAM: 16GB. Storage: 50 GB)</text:p>
      <text:p text:style-name="P4">Monthly Data Transfer Out: 100 GB</text:p>
      <text:p text:style-name="P8"><text:span text:style-name="T1">The stack remains operational only for 8 hours per </text:span></text:p>
      <text:p text:style-name="P8"><text:span text:style-name="T1"/></text:p>
      <text:p text:style-name="P1"><text:a xlink:type="simple" xlink:href="https://calculator.s3.amazonaws.com/index.html#r=BOM&amp;key=calc-8ACBB713-918A-425C-AC30-F8053861C002" office:target-frame-name="_blank" xlink:show="new" text:style-name="Internet_20_link" text:visited-style-name="Visited_20_Internet_20_Link">https://calculator.s3.amazonaws.com/index.html#r=BOM&amp;key=<text:line-break/>calc-8ACBB713-918A-425C-AC30-F8053861C002</text:a></text:p>
      <text:p text:style-name="P1"/>
      <text:p text:style-name="P3"><text:bookmark text:name="docs-internal-guid-5291e29e-7fff-1899-8a16-e68a396ee1b1"/>3. Define the use cases where you will recommend using On demand, Reserve Instances (Standard &amp; Convertiable) and Spot instances</text:p>
      <text:p text:style-name="P4">Also calculate the 1 year no upfront pricing for the production environment (1 Question)</text:p>
      <text:p text:style-name="Text_20_body"/>
      <text:p text:style-name="P7">On Demand Instance:</text:p>
      <text:p text:style-name="P4">AWS On-Demand Instances (Amazon Web Services On-Demand Instances) are virtual servers that run in AWS Elastic Compute Cloud (EC2) or AWS Relational Database Service (RDS) and are purchased at a fixed rate per hour.</text:p>
      <text:p text:style-name="P4">AWS recommends using On-Demand Instances for applications with short-term, irregular workloads that cannot be interrupted. They are also suitable for use during testing and development of applications on EC2.</text:p>
      <text:p text:style-name="Text_20_body"/>
      <text:p text:style-name="P7">Reserved Instance:</text:p>
      <text:p text:style-name="P4">RIs provide you with a significant discount (up to 75%) compared to On-Demand instance pricing. You have the flexibility to change families, OS types, and tenancies while benefiting from RI pricing when you use Convertible RIs.</text:p>
      <text:p text:style-name="P4">RIs can provide a capacity reservation, offering additional confidence in your ability to launch the number of instances you have reserved when you need them.</text:p>
      <text:p text:style-name="P4"><text:soft-page-break/>RI Types:</text:p>
      <text:list xml:id="list2906015773" text:style-name="L1">
        <text:list-item>
          <text:p text:style-name="P5">Standard RIs: These provide the most significant discount (up to 75% off On-Demand) and are best suited for steady-state usage.</text:p>
        </text:list-item>
      </text:list>
      <text:list xml:id="list1748784834" text:style-name="L2">
        <text:list-item>
          <text:p text:style-name="P6">Convertible RIs: These provide a discount (up to 54% off On-Demand) and the capability to change the attributes of the RI as long as the exchange results in the creation of Reserved Instances of equal or greater value. Like Standard RIs, Convertible RIs are best suited for steady-state usage.</text:p>
        </text:list-item>
      </text:list>
      <text:list xml:id="list2246782603" text:style-name="L3">
        <text:list-item>
          <text:p text:style-name="P9">Scheduled RIs: These are available to launch within the time windows you reserve. This option allows you to match your capacity reservation to a predictable recurring schedule that only requires a fraction of a day, a week, or a month.</text:p>
        </text:list-item>
      </text:list>
      <text:p text:style-name="P10">Spot Instances:</text:p>
      <text:p text:style-name="P11">Spot instances are identical to a normal EC2 instance, except for two things. First, spot instances use a different billing model than a regular EC2 instance does. The other difference is that spot instances are subject to interruption. Therefore, you should not use spot instances for running workloads that are mission-critical. Spot instances tend to be useful for dev/test workloads, or perhaps for adding extra computing power to large-scale data analytics projects.</text:p>
      <text:p text:style-name="P1"><text:a xlink:type="simple" xlink:href="https://calculator.s3.amazonaws.com/index.html#r=BOM&amp;key=calc-9E90BD41-3EED-4484-9843-99D7EC14A1C7" office:target-frame-name="_blank" xlink:show="new" text:style-name="Internet_20_link" text:visited-style-name="Visited_20_Internet_20_Link">https://calculator.s3.amazonaws.com/index.html#r=BOM&amp;key=<text:line-break/>calc-9E90BD41-3EED-4484-9843-99D7EC14A1C7</text:a></text:p>
      <text:p text:style-name="P8"><text:span text:style-name="T2"/></text:p>
      <text:p text:style-name="P8"><text:span text:style-name="T2"/></text:p>
      <text:p text:style-name="P8"><text:span text:style-name="T2"/></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2:22:10.013934327</meta:creation-date>
    <dc:date>2019-03-28T12:29:31.630010813</dc:date>
    <meta:editing-duration>PT7M22S</meta:editing-duration>
    <meta:editing-cycles>1</meta:editing-cycles>
    <meta:document-statistic meta:table-count="0" meta:image-count="0" meta:object-count="0" meta:page-count="2" meta:paragraph-count="29" meta:word-count="475" meta:character-count="3201" meta:non-whitespace-character-count="2757"/>
    <meta:generator>LibreOffice/6.0.7.3$Linux_X86_64 LibreOffice_project/00m0$Build-3</meta:generator>
  </office:meta>
</office:document-meta>
</file>